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3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="" draw:marker-start-width="0.279cm" draw:marker-end="Arrow" draw:marker-end-width="0.381cm" draw:stroke-linejoin="none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co1" style:family="table-column">
      <style:table-column-properties style:column-width="1.289cm" style:use-optimal-column-width="false"/>
    </style:style>
    <style:style style:name="co2" style:family="table-column">
      <style:table-column-properties style:column-width="1.293cm" style:use-optimal-column-width="false"/>
    </style:style>
    <style:style style:name="ro1" style:family="table-row">
      <style:table-row-properties style:row-height="1.151cm"/>
    </style:style>
    <style:style style:name="ro2" style:family="table-row">
      <style:table-row-properties style:row-height="1.153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0.6pt solid #000000" fo:border-top="none" fo:border-bottom="0.6pt solid #000000"/>
      <style:text-properties fo:color="#ffffff" fo:font-size="24pt" style:font-size-asian="24pt" style:font-size-complex="24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-left="0.6pt solid #000000" fo:border-right="0.6pt solid #000000" fo:border-top="none" fo:border-bottom="0.6pt solid #000000"/>
      <style:text-properties fo:font-size="24pt" style:font-size-asian="24pt" style:font-size-complex="24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0.6pt solid #000000" fo:border-top="0.6pt solid #000000" fo:border-bottom="0.6pt solid #000000"/>
      <style:text-properties fo:font-size="24pt" style:font-size-asian="24pt" style:font-size-complex="24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="0.6pt solid #000000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b 58%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draw:transform="rotate (2.82882965163241) translate (6.436cm 7.985cm)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2" draw:id="id2" draw:layer="layout" svg:width="0.508cm" svg:height="0.508cm" draw:transform="rotate (2.82882965163241) translate (3.68cm 7.9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56cm" svg:height="0.78cm" svg:x="3.921cm" svg:y="5.445cm">
          <draw:text-box>
            <text:p text:style-name="P2"><text:span text:style-name="T1">System A</text:span></text:p>
          </draw:text-box>
        </draw:frame>
        <draw:frame draw:style-name="gr3" draw:text-style-name="P3" draw:layer="layout" svg:width="1.016cm" svg:height="1.276cm" svg:x="3.54cm" svg:y="7.09cm">
          <draw:text-box>
            <text:p><text:span text:style-name="T2">a</text:span></text:p>
          </draw:text-box>
        </draw:frame>
        <draw:frame draw:style-name="gr3" draw:text-style-name="P3" draw:layer="layout" svg:width="1.016cm" svg:height="1.276cm" svg:x="5.191cm" svg:y="7.096cm">
          <draw:text-box draw:corner-radius="0.254cm">
            <text:p><text:span text:style-name="T2">b</text:span></text:p>
          </draw:text-box>
        </draw:frame>
        <draw:frame draw:style-name="gr4" draw:layer="layout" svg:width="5.334cm" svg:height="1.016cm" svg:x="12.811cm" svg:y="4.175cm">
          <draw:text-box>
            <text:p>Matrix Model</text:p>
          </draw:text-box>
        </draw:frame>
        <draw:custom-shape draw:style-name="gr5" draw:text-style-name="P4" draw:layer="layout" svg:width="2.432cm" svg:height="2.032cm" draw:transform="rotate (0.00541052068118242) translate (8.898cm 6.842cm)">
          <text:p/>
          <draw:enhanced-geometry svg:viewBox="0 0 21600 21600" draw:mirror-horizontal="false" draw:mirror-vertical="false" draw:text-areas="?f5 ?f1 ?f6 ?f3" draw:type="left-right-arrow" draw:modifiers="6406.5831842576 6013.5759960649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3.175cm" svg:height="1.352cm" svg:x="8.447cm" svg:y="7.223cm">
          <draw:text-box>
            <text:p text:style-name="P1"><text:span text:style-name="T3">≈</text:span></text:p>
          </draw:text-box>
        </draw:frame>
        <draw:frame draw:style-name="gr4" draw:layer="layout" svg:width="4.499cm" svg:height="1.016cm" svg:x="2.978cm" svg:y="4.175cm">
          <draw:text-box>
            <text:p>Graph Model</text:p>
          </draw:text-box>
        </draw:frame>
        <draw:connector draw:style-name="gr7" draw:text-style-name="P1" draw:layer="layout" draw:type="curve" draw:line-skew="0.952cm -0.01cm" svg:x1="6.03cm" svg:y1="7.587cm" svg:x2="3.595cm" svg:y2="7.436cm" draw:start-shape="id1" draw:start-glue-point="10" draw:end-shape="id2" draw:end-glue-point="8" svg:d="m6030 7587c36 0 30-370-587-629s-1848-405-1848 478" svg:viewBox="0 0 2448 829">
          <text:p/>
        </draw:connector>
        <draw:connector draw:style-name="gr8" draw:text-style-name="P1" draw:layer="layout" draw:type="curve" draw:line-skew="-1.557cm -0.277cm" svg:x1="3.759cm" svg:y1="7.757cm" svg:x2="6.389cm" svg:y2="7.892cm" draw:start-shape="id2" draw:start-glue-point="6" draw:end-shape="id1" draw:end-glue-point="5" svg:d="m3759 7757c-321 0-267 480 470 823s2160 548 2160-688" svg:viewBox="0 0 2818 1087">
          <text:p/>
        </draw:connector>
        <draw:connector draw:style-name="gr7" draw:text-style-name="P1" draw:layer="layout" draw:type="curve" svg:x1="6.351cm" svg:y1="7.422cm" svg:x2="6.515cm" svg:y2="7.743cm" draw:start-shape="id1" draw:start-glue-point="8" draw:end-shape="id1" draw:end-glue-point="6" svg:d="m6351 7422c0-868 547-723 936-427s621 748-772 748" svg:viewBox="0 0 1235 979">
          <text:p/>
        </draw:connector>
        <draw:connector draw:style-name="gr7" draw:text-style-name="P1" draw:layer="layout" draw:type="curve" svg:x1="3.274cm" svg:y1="7.601cm" svg:x2="3.633cm" svg:y2="7.906cm" draw:start-shape="id2" draw:start-glue-point="10" draw:end-shape="id2" draw:end-glue-point="5" svg:d="m3274 7601c-771 0-642 703-360 1192s719 764 719-887" svg:viewBox="0 0 940 1569">
          <text:p/>
        </draw:connector>
        <draw:line draw:style-name="gr9" draw:text-style-name="P1" draw:layer="layout" svg:x1="3.159cm" svg:y1="8.112cm" svg:x2="2.524cm" svg:y2="8.62cm">
          <text:p/>
        </draw:line>
        <draw:line draw:style-name="gr9" draw:text-style-name="P1" draw:layer="layout" svg:x1="4.683cm" svg:y1="8.239cm" svg:x2="4.556cm" svg:y2="9.128cm">
          <text:p/>
        </draw:line>
        <draw:frame draw:style-name="standard" draw:layer="layout" svg:width="3.87cm" svg:height="3.454cm" svg:x="12.944cm" svg:y="5.7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4">a</text:span></text:p>
              </table:table-cell>
              <table:table-cell>
                <text:p><text:span text:style-name="T4">b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4">a</text:span></text:p>
              </table:table-cell>
              <table:table-cell>
                <text:p><text:span text:style-name="T4">-1</text:span></text:p>
              </table:table-cell>
              <table:table-cell>
                <text:p><text:span text:style-name="T4">-1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4">b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1.905cm" svg:height="1.171cm" svg:x="11.541cm" svg:y="7.604cm">
          <draw:text-box>
            <text:p>m<text:span text:style-name="T5">1</text:span>=</text:p>
          </draw:text-box>
        </draw:frame>
        <draw:line draw:style-name="gr7" draw:text-style-name="P1" draw:layer="layout" svg:x1="4.105cm" svg:y1="10.66cm" svg:x2="5.756cm" svg:y2="10.66cm">
          <text:p/>
        </draw:line>
        <draw:line draw:style-name="gr7" draw:text-style-name="P1" draw:layer="layout" svg:x1="10.836cm" svg:y1="10.66cm" svg:x2="12.487cm" svg:y2="10.66cm">
          <text:p/>
        </draw:line>
        <draw:line draw:style-name="gr9" draw:text-style-name="P1" draw:layer="layout" svg:x1="4.74cm" svg:y1="10.152cm" svg:x2="4.74cm" svg:y2="11.041cm">
          <text:p/>
        </draw:line>
        <draw:frame draw:style-name="gr11" draw:text-style-name="P5" draw:layer="layout" svg:width="5.08cm" svg:height="1.012cm" svg:x="5.629cm" svg:y="10.283cm">
          <draw:text-box>
            <text:p text:style-name="P5"><text:span text:style-name="T6">-1 <text:s/>= inhibition</text:span></text:p>
          </draw:text-box>
        </draw:frame>
        <draw:frame draw:style-name="gr11" draw:text-style-name="P5" draw:layer="layout" svg:width="5.08cm" svg:height="1.012cm" svg:x="12.36cm" svg:y="10.279cm">
          <draw:text-box>
            <text:p text:style-name="P5"><text:span text:style-name="T6">1 <text:s/>= stimulation</text:span></text:p>
          </draw:text-box>
        </draw:frame>
        <draw:custom-shape draw:style-name="gr12" draw:text-style-name="P1" draw:layer="layout" svg:width="15.367cm" svg:height="1.27cm" svg:x="2.27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3-28T00:46:24</meta:creation-date>
    <dc:date>2015-06-28T18:29:45</dc:date>
    <dc:creator>Dario Palminio</dc:creator>
    <meta:editing-duration>PT17M31S</meta:editing-duration>
    <meta:editing-cycles>5</meta:editing-cycles>
    <meta:generator>LibreOffice/3.5$Linux_X86_64 LibreOffice_project/350m1$Build-2</meta:generator>
    <meta:document-statistic meta:object-count="23"/>
  </office:meta>
</office:document-meta>
</file>